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Bookerly" fo:font-size="7pt" fo:font-weight="normal" officeooo:rsid="0129faff" officeooo:paragraph-rsid="0129faff" style:font-size-asian="7pt" style:font-weight-asian="normal" style:font-size-complex="7pt" style:font-weight-complex="normal"/>
    </style:style>
    <style:style style:name="P2"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Lato" fo:font-size="10pt" officeooo:rsid="018d9c3a" officeooo:paragraph-rsid="018d9c3a" style:font-size-asian="10pt" style:font-size-complex="10pt"/>
    </style:style>
    <style:style style:name="P4" style:family="paragraph" style:parent-style-name="Standard">
      <style:paragraph-properties fo:text-align="justify" style:justify-single-word="false"/>
      <style:text-properties style:font-name="Lato" fo:font-size="10pt" officeooo:rsid="018f176d" officeooo:paragraph-rsid="018f176d" style:font-size-asian="10pt" style:font-size-complex="10pt"/>
    </style:style>
    <style:style style:name="P5" style:family="paragraph" style:parent-style-name="Standard">
      <style:paragraph-properties fo:text-align="justify" style:justify-single-word="false"/>
      <style:text-properties style:font-name="Lato" fo:font-size="10pt" officeooo:rsid="018f7ffa" officeooo:paragraph-rsid="018f7ffa" style:font-size-asian="10pt" style:font-size-complex="10pt"/>
    </style:style>
    <style:style style:name="P6" style:family="paragraph" style:parent-style-name="Standard">
      <style:paragraph-properties fo:text-align="justify" style:justify-single-word="false"/>
      <style:text-properties style:font-name="Lato" fo:font-size="10pt" officeooo:rsid="01a412a0" officeooo:paragraph-rsid="01a412a0" style:font-size-asian="10pt" style:font-size-complex="10pt"/>
    </style:style>
    <style:style style:name="P7" style:family="paragraph" style:parent-style-name="Standard">
      <style:paragraph-properties fo:text-align="justify" style:justify-single-word="false"/>
      <style:text-properties style:font-name="Lato" fo:font-size="10pt" officeooo:rsid="01bc83ac" officeooo:paragraph-rsid="01bc83ac" style:font-size-asian="10pt" style:font-size-complex="10pt"/>
    </style:style>
    <style:style style:name="P8" style:family="paragraph" style:parent-style-name="Standard">
      <style:paragraph-properties fo:text-align="justify" style:justify-single-word="false"/>
      <style:text-properties style:font-name="Lato" fo:font-size="10pt" officeooo:rsid="0192a5d3" officeooo:paragraph-rsid="0192a5d3" style:font-size-asian="10pt" style:font-size-complex="10pt"/>
    </style:style>
    <style:style style:name="P9" style:family="paragraph" style:parent-style-name="Standard">
      <style:paragraph-properties fo:text-align="justify" style:justify-single-word="false"/>
      <style:text-properties style:font-name="Lato" fo:font-size="10pt" officeooo:rsid="0192d144" officeooo:paragraph-rsid="0192d144" style:font-size-asian="10pt" style:font-size-complex="10pt"/>
    </style:style>
    <style:style style:name="P10" style:family="paragraph" style:parent-style-name="Standard">
      <style:paragraph-properties fo:text-align="justify" style:justify-single-word="false"/>
      <style:text-properties style:font-name="Lato" fo:font-size="10pt" officeooo:rsid="01951fa3" officeooo:paragraph-rsid="01951fa3" style:font-size-asian="10pt" style:font-size-complex="10pt"/>
    </style:style>
    <style:style style:name="P11" style:family="paragraph" style:parent-style-name="Standard">
      <style:paragraph-properties fo:text-align="justify" style:justify-single-word="false"/>
      <style:text-properties style:font-name="Lato" fo:font-size="10pt" officeooo:rsid="019c473c" officeooo:paragraph-rsid="019c473c" style:font-size-asian="10pt" style:font-size-complex="10pt"/>
    </style:style>
    <style:style style:name="P12" style:family="paragraph" style:parent-style-name="Standard">
      <style:paragraph-properties fo:text-align="justify" style:justify-single-word="false"/>
      <style:text-properties style:font-name="Lato" fo:font-size="10pt" officeooo:rsid="01a7af62" officeooo:paragraph-rsid="01a7af62" style:font-size-asian="10pt" style:font-size-complex="10pt"/>
    </style:style>
    <style:style style:name="P13" style:family="paragraph" style:parent-style-name="Standard">
      <style:paragraph-properties fo:text-align="justify" style:justify-single-word="false"/>
      <style:text-properties style:font-name="Lato" fo:font-size="10pt" officeooo:rsid="019e0e7f" officeooo:paragraph-rsid="019e0e7f" style:font-size-asian="10pt" style:font-size-complex="10pt"/>
    </style:style>
    <style:style style:name="P14" style:family="paragraph" style:parent-style-name="Standard">
      <style:paragraph-properties fo:text-align="justify" style:justify-single-word="false"/>
      <style:text-properties style:font-name="Lato" fo:font-size="10pt" officeooo:rsid="019fd95e" officeooo:paragraph-rsid="019e0e7f" style:font-size-asian="10pt" style:font-size-complex="10pt"/>
    </style:style>
    <style:style style:name="P15" style:family="paragraph" style:parent-style-name="Standard">
      <style:paragraph-properties fo:text-align="justify" style:justify-single-word="false"/>
      <style:text-properties style:font-name="Lato" fo:font-size="10pt" officeooo:rsid="019fd95e" officeooo:paragraph-rsid="019fd95e" style:font-size-asian="10pt" style:font-size-complex="10pt"/>
    </style:style>
    <style:style style:name="P16" style:family="paragraph" style:parent-style-name="Standard">
      <style:paragraph-properties fo:text-align="justify" style:justify-single-word="false"/>
      <style:text-properties style:font-name="Lato" fo:font-size="10pt" officeooo:rsid="01addca4" officeooo:paragraph-rsid="01b6d4c3" style:font-size-asian="10pt" style:font-size-complex="10pt"/>
    </style:style>
    <style:style style:name="P17" style:family="paragraph" style:parent-style-name="Standard">
      <style:paragraph-properties fo:text-align="justify" style:justify-single-word="false"/>
      <style:text-properties style:font-name="Lato" fo:font-size="10pt" officeooo:rsid="01b6d4c3" officeooo:paragraph-rsid="01b6d4c3" style:font-size-asian="10pt" style:font-size-complex="10pt"/>
    </style:style>
    <style:style style:name="P18" style:family="paragraph" style:parent-style-name="Standard">
      <style:paragraph-properties fo:text-align="justify" style:justify-single-word="false"/>
      <style:text-properties style:font-name="Lato" fo:font-size="10pt" officeooo:rsid="01a13b7b" officeooo:paragraph-rsid="01a13b7b" style:font-size-asian="10pt" style:font-size-complex="10pt"/>
    </style:style>
    <style:style style:name="P19" style:family="paragraph" style:parent-style-name="Standard">
      <style:paragraph-properties fo:text-align="justify" style:justify-single-word="false"/>
      <style:text-properties style:font-name="Lato" fo:font-size="10pt" officeooo:rsid="01b18954" officeooo:paragraph-rsid="01b18954" style:font-size-asian="10pt" style:font-size-complex="10pt"/>
    </style:style>
    <style:style style:name="P20" style:family="paragraph" style:parent-style-name="Standard">
      <style:paragraph-properties fo:text-align="justify" style:justify-single-word="false"/>
      <style:text-properties style:font-name="Lato" fo:font-size="10pt" officeooo:rsid="01968d65" officeooo:paragraph-rsid="01968d65" style:font-size-asian="10pt" style:font-size-complex="10pt"/>
    </style:style>
    <style:style style:name="P21" style:family="paragraph" style:parent-style-name="Standard">
      <style:paragraph-properties fo:text-align="justify" style:justify-single-word="false"/>
      <style:text-properties style:font-name="Lato" fo:font-size="10pt" officeooo:rsid="01b3b794" officeooo:paragraph-rsid="01b3b794" style:font-size-asian="10pt" style:font-size-complex="10pt"/>
    </style:style>
    <style:style style:name="P22" style:family="paragraph" style:parent-style-name="Standard">
      <style:paragraph-properties fo:text-align="justify" style:justify-single-word="false"/>
      <style:text-properties style:font-name="Lato" fo:font-size="10pt" style:font-size-asian="10pt" style:font-size-complex="10pt"/>
    </style:style>
    <style:style style:name="P23" style:family="paragraph" style:parent-style-name="Standard">
      <style:paragraph-properties fo:text-align="justify" style:justify-single-word="false"/>
      <style:text-properties style:font-name="Lato" fo:font-size="10pt" fo:font-weight="bold" officeooo:rsid="018d9c3a" officeooo:paragraph-rsid="018d9c3a"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Lato" fo:font-size="10pt" fo:font-weight="bold" officeooo:rsid="018f176d" officeooo:paragraph-rsid="018f176d"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Lato" fo:font-size="10pt" fo:font-weight="bold" officeooo:rsid="019005c1" officeooo:paragraph-rsid="019005c1"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Lato" fo:font-size="10pt" fo:font-weight="bold" officeooo:rsid="01924e11" officeooo:paragraph-rsid="01924e11"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Lato" fo:font-size="10pt" fo:font-weight="bold" officeooo:rsid="0192a5d3" officeooo:paragraph-rsid="0192a5d3"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Lato" fo:font-size="10pt" fo:font-weight="bold" officeooo:rsid="0193fb0e" officeooo:paragraph-rsid="0193fb0e"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Lato" fo:font-size="10pt" fo:font-weight="bold" officeooo:rsid="019bf15b" officeooo:paragraph-rsid="019bf15b"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Lato" fo:font-size="10pt" fo:font-weight="bold" officeooo:rsid="019c473c" officeooo:paragraph-rsid="019c473c"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font-name="Lato" fo:font-size="10pt" fo:font-weight="bold" officeooo:rsid="01a7af62" officeooo:paragraph-rsid="01a7af62" style:font-size-asian="10pt" style:font-weight-asian="bold" style:font-size-complex="10pt" style:font-weight-complex="bold"/>
    </style:style>
    <style:style style:name="P32" style:family="paragraph" style:parent-style-name="Standard">
      <style:paragraph-properties fo:text-align="justify" style:justify-single-word="false"/>
      <style:text-properties style:font-name="Lato" fo:font-size="10pt" fo:font-weight="bold" officeooo:rsid="019e0e7f" officeooo:paragraph-rsid="019e0e7f" style:font-size-asian="10pt" style:font-weight-asian="bold" style:font-size-complex="10pt" style:font-weight-complex="bold"/>
    </style:style>
    <style:style style:name="P33" style:family="paragraph" style:parent-style-name="Standard">
      <style:paragraph-properties fo:text-align="justify" style:justify-single-word="false"/>
      <style:text-properties style:font-name="Lato" fo:font-size="10pt" fo:font-weight="bold" officeooo:rsid="019fd95e" officeooo:paragraph-rsid="019fd95e"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Lato" fo:font-size="10pt" fo:font-weight="bold" officeooo:rsid="01968d65" officeooo:paragraph-rsid="01968d65"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Lato" fo:font-size="10pt" fo:font-weight="bold" officeooo:rsid="01a13b7b" officeooo:paragraph-rsid="01a13b7b" style:font-size-asian="10pt" style:font-weight-asian="bold" style:font-size-complex="10pt" style:font-weight-complex="bold"/>
    </style:style>
    <style:style style:name="P36" style:family="paragraph" style:parent-style-name="Standard">
      <style:paragraph-properties fo:text-align="justify" style:justify-single-word="false"/>
      <style:text-properties style:font-name="Lato" fo:font-size="10pt" fo:font-weight="bold" officeooo:rsid="01aa1283" officeooo:paragraph-rsid="01aa1283"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text-position="0% 100%" style:font-name="Lato" fo:font-size="10pt" fo:font-weight="normal" officeooo:rsid="0155ac52" style:font-size-asian="10pt" style:font-weight-asian="normal" style:font-size-complex="10pt" style:font-weight-complex="normal"/>
    </style:style>
    <style:style style:name="T1" style:family="text">
      <style:text-properties officeooo:rsid="01b3b794"/>
    </style:style>
    <style:style style:name="T2" style:family="text">
      <style:text-properties officeooo:rsid="0188a35b"/>
    </style:style>
    <style:style style:name="T3" style:family="text">
      <style:text-properties officeooo:rsid="0187f72c"/>
    </style:style>
    <style:style style:name="T4" style:family="text">
      <style:text-properties style:text-underline-style="solid" style:text-underline-width="auto" style:text-underline-color="font-color"/>
    </style:style>
    <style:style style:name="T5" style:family="text">
      <style:text-properties officeooo:rsid="019005c1"/>
    </style:style>
    <style:style style:name="T6" style:family="text">
      <style:text-properties officeooo:rsid="0192a5d3"/>
    </style:style>
    <style:style style:name="T7" style:family="text">
      <style:text-properties officeooo:rsid="0195c01d"/>
    </style:style>
    <style:style style:name="T8" style:family="text">
      <style:text-properties officeooo:rsid="0198f0a7"/>
    </style:style>
    <style:style style:name="T9" style:family="text">
      <style:text-properties officeooo:rsid="019fd95e"/>
    </style:style>
    <style:style style:name="T10" style:family="text">
      <style:text-properties officeooo:rsid="01a474ec"/>
    </style:style>
    <style:style style:name="T11" style:family="text">
      <style:text-properties officeooo:rsid="01a85172"/>
    </style:style>
    <style:style style:name="T12"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13" style:family="text">
      <style:text-properties officeooo:rsid="01b93431"/>
    </style:style>
    <style:style style:name="T14" style:family="text">
      <style:text-properties officeooo:rsid="01babf9d"/>
    </style:style>
    <style:style style:name="T15" style:family="text">
      <style:text-properties officeooo:rsid="01bb2df3"/>
    </style:style>
    <style:style style:name="T16" style:family="text">
      <style:text-properties officeooo:rsid="01c0728e"/>
    </style:style>
    <style:style style:name="T1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7">1)</text:span></text:p>
      <text:p text:style-name="P23">a)</text:p>
      <text:p text:style-name="P3">1, da zwischen Halter und Haustier eine 1:1-Beziehung mit Existenzbedingung besteht</text:p>
      <text:p text:style-name="P3"/>
      <text:p text:style-name="P23">b)</text:p>
      <text:p text:style-name="P4">Nein, da die Zusatzbedingung Disjunktheit von Kamin, Karton und Laptop verlangt</text:p>
      <text:p text:style-name="P4"/>
      <text:p text:style-name="P24">c)</text:p>
      <text:p text:style-name="P5">Nein, da man zwar ablesen kann, welches Futter eine Katze mag, aber da zwischen Haustier und Fütter eine n:m-Beziehung besteht, können das mehrere sein und <text:span text:style-name="T5">daher kann man </text:span>ein einziges Lieblingsfutter nicht ablesen.</text:p>
      <text:p text:style-name="P5"/>
      <text:p text:style-name="P25">d)</text:p>
      <text:p text:style-name="P6">Dem Futter fehlt eine Verknüpfung zu den Haustieren. <text:span text:style-name="T10">Dieses ist nötig, da man sonst nicht weiss, welches Haustier welches Futter mag. Dies könnte man durch eine neue Tabelle «mag» machen, die Hersteller, Name des Futters und hid des Haustiers umfasst.</text:span></text:p>
      <text:p text:style-name="P7">Die 1:1-Beziehung von Haustieren und Haltern könnte man z.B. durch eine hid bei den Haltern <text:span text:style-name="T16">oder</text:span> eine pid bei den Haustieren umsetzen.</text:p>
      <text:p text:style-name="P6"/>
      <text:p text:style-name="P26">e)</text:p>
      <text:p text:style-name="P8">Ja, da Lieblingsplätze in der hat-bei-Tabelle mehrfach vorkommen können</text:p>
      <text:p text:style-name="P8"/>
      <text:p text:style-name="P27">f)</text:p>
      <text:p text:style-name="P9">Ja, da Lieblingsplätze in der <text:span text:style-name="T6">hat-bei-Tabelle mehrfach vorkommen können </text:span>und nicht eingeschränkt wird, mit welchen Personen sie dort kombiniert werden.</text:p>
      <text:p text:style-name="P9"/>
      <text:p text:style-name="P28">g)</text:p>
      <text:p text:style-name="P10">Ja. Für jeden Aufpasser kann man bestimmen, auf welche Hunde er aufpasst. Für jeden Hund ist das Geburtsdatum bekannt. <text:span text:style-name="T7">Also kann man bestimmen, wie alt die Hunde sind, auf die er aufpasst und daraus den Durchschnitt bilden.</text:span></text:p>
      <text:p text:style-name="P10"/>
      <text:p text:style-name="P29">2)</text:p>
      <text:p text:style-name="P30">Futter</text:p>
      <text:p text:style-name="P11"><text:span text:style-name="T4">Hersteller</text:span>: varchar(100)</text:p>
      <text:p text:style-name="P11"><text:span text:style-name="T4">Name</text:span>: varchar(100)</text:p>
      <text:p text:style-name="P11"/>
      <text:p text:style-name="P31">mag</text:p>
      <text:p text:style-name="P12"><text:span text:style-name="T4">Hersteller</text:span>: varchar(100)</text:p>
      <text:p text:style-name="P12"><text:span text:style-name="T12">Name</text:span>: varchar(100)</text:p>
      <text:p text:style-name="P12"><text:span text:style-name="T4">hid</text:span>: <text:span text:style-name="T11">integer</text:span></text:p>
      <text:p text:style-name="P11"/>
      <text:p text:style-name="P32">Hund</text:p>
      <text:p text:style-name="P13"><text:span text:style-name="T4">hid</text:span>: integer</text:p>
      <text:p text:style-name="P13">Rasse: varchar(100)</text:p>
      <text:p text:style-name="P13"/>
      <text:p text:style-name="P32">Katze</text:p>
      <text:p text:style-name="P13"><text:span text:style-name="T4">hid</text:span>: integer</text:p>
      <text:p text:style-name="P13">Dominanz: integer</text:p>
      <text:p text:style-name="P13">Fellfarbe: varchar(100)</text:p>
      <text:p text:style-name="P13"/>
      <text:p text:style-name="P32">Haustier</text:p>
      <text:p text:style-name="P13"><text:span text:style-name="T4">hid</text:span>: integer</text:p>
      <text:p text:style-name="P13">Name: varchar(100)</text:p>
      <text:p text:style-name="P13">GebTag: integer</text:p>
      <text:p text:style-name="P13">GebMonat: integer</text:p>
      <text:p text:style-name="P13">GebJahr: integer</text:p>
      <text:p text:style-name="P13"/>
      <text:p text:style-name="P32"/>
      <text:p text:style-name="P32"><text:soft-page-break/>hat-bei</text:p>
      <text:p text:style-name="P13"><text:span text:style-name="T4">hid</text:span>: integer</text:p>
      <text:p text:style-name="P13"><text:span text:style-name="T4">pid</text:span>: integer</text:p>
      <text:p text:style-name="P13">lid: integer</text:p>
      <text:p text:style-name="P13"/>
      <text:p text:style-name="P32">Person</text:p>
      <text:p text:style-name="P13"><text:span text:style-name="T4">pid</text:span>: integer</text:p>
      <text:p text:style-name="P13">Name: varchar(100)</text:p>
      <text:p text:style-name="P13">Wohnort: varchar(100)</text:p>
      <text:p text:style-name="P13"/>
      <text:p text:style-name="P32">Halter</text:p>
      <text:p text:style-name="P13"><text:span text:style-name="T4">pid</text:span>: integer</text:p>
      <text:p text:style-name="P13">Typ: varchar(100)</text:p>
      <text:p text:style-name="P13"/>
      <text:p text:style-name="P32">Aufpasser</text:p>
      <text:p text:style-name="P13"><text:span text:style-name="T4">pid</text:span>: integer</text:p>
      <text:p text:style-name="P13">Stundenlohn: <text:span text:style-name="T9">decimal</text:span></text:p>
      <text:p text:style-name="P14"/>
      <text:p text:style-name="P33">Lieblingsplatz</text:p>
      <text:p text:style-name="P15"><text:span text:style-name="T4">lid</text:span>: integer</text:p>
      <text:p text:style-name="P15"/>
      <text:p text:style-name="P33">Kamin</text:p>
      <text:p text:style-name="P15"><text:span text:style-name="T4">lid</text:span>: integer</text:p>
      <text:p text:style-name="P15">Material: varchar(100)</text:p>
      <text:p text:style-name="P15"/>
      <text:p text:style-name="P33">Karton</text:p>
      <text:p text:style-name="P15"><text:span text:style-name="T4">lid</text:span>: integer</text:p>
      <text:p text:style-name="P15"/>
      <text:p text:style-name="P33">Laptop</text:p>
      <text:p text:style-name="P15"><text:span text:style-name="T4">lid</text:span>: integer</text:p>
      <text:p text:style-name="P15">Hersteller: varchar(100)</text:p>
      <text:p text:style-name="P15">Kennzeichnung: varchar(100)</text:p>
      <text:p text:style-name="P22"/>
      <text:p text:style-name="P34">3)</text:p>
      <text:p text:style-name="P35">a)</text:p>
      <text:p text:style-name="P16">Kamin, Karton und Laptop haben Fremdschlüssel auf Lieblingsplatz. Aufpasser und Halter haben Fremdschlüssel auf Person. Hund und Katze haben Fremdschlüssel auf Haustier. </text:p>
      <text:p text:style-name="P17">Zu jedem Fremdschlüssel in Kamin, Karton und Laptop muss daher ein Primärschlüssel in Lieblingsplatz existieren. Dies bedeutet auch, dass die Tabellen Kamin, Karton und Laptop erst nach der Tabelle Lieblingsplatz erstellt werden müssen. <text:span text:style-name="T13">Analog müssen für die Fremdschlüssel in Aufpasser und Halter der Primärschlüssel in Person existieren und die Tabelle Person vor den Tabellen Aufpasser und Halter erstellt werden. lid von Lieblingsplatz muss in Kamin, Karton oder Laptop vorkommen.</text:span></text:p>
      <text:p text:style-name="P18"/>
      <text:p text:style-name="P35">b)</text:p>
      <text:p text:style-name="P19">hat-bei hat Fremdschlüssel auf Lieblingsplatz, Person und Haustier. mag hat Fremdschlüssel auf Futter und Haustier. <text:span text:style-name="T14">Für die Fremdschlüssel in hat-bei müssen die Primärschlüssel in Lieblingsplatz, Person und Haustier existieren, für die Fremdschlüssel in mag die Primärschlüssel in Futter und Haustier. Die Tabelle hat-bei muss nach den Tabellen Lieblingsplatz. Person und Haustier erstellt werden, mag nach Futter und Haustier. hid muss in mag existieren. lid darf nicht null sein.</text:span></text:p>
      <text:p text:style-name="P18"/>
      <text:p text:style-name="P34">c)</text:p>
      <text:p text:style-name="P20">GebTag muss zwischen 1 und 31 sein, GebMonat zwischen 1 und 12, GebJahr <text:span text:style-name="T15">sollte</text:span> <text:span text:style-name="T8">nicht grösser als das gegenwärtige Jahr.</text:span></text:p>
      <text:p text:style-name="P20"/>
      <text:p text:style-name="P36">4)</text:p>
      <text:p text:style-name="P21">separa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MT1" style:family="text">
      <style:text-properties officeooo:rsid="01b3b794"/>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Datenbanken – <text:span text:style-name="MT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ula </meta:initial-creator>
    <meta:creation-date>2019-02-21T17:45:00.715268942</meta:creation-date>
    <meta:generator>LibreOffice/6.2.4.2$Linux_X86_64 LibreOffice_project/20$Build-2</meta:generator>
    <dc:date>2019-06-10T17:22:31.470120377</dc:date>
    <meta:editing-duration>PT11H21M57S</meta:editing-duration>
    <meta:editing-cycles>372</meta:editing-cycles>
    <meta:printed-by>merula </meta:printed-by>
    <meta:print-date>2019-04-17T12:22:47.839160236</meta:print-date>
    <dc:creator>merula </dc:creator>
    <meta:document-statistic meta:table-count="0" meta:image-count="0" meta:object-count="0" meta:page-count="2" meta:paragraph-count="73" meta:word-count="456" meta:character-count="3120" meta:non-whitespace-character-count="2735"/>
  </office:meta>
</office:document-meta>
</file>